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e54" officeooo:paragraph-rsid="000e9e54"/>
    </style:style>
    <style:style style:name="P2" style:family="paragraph" style:parent-style-name="Standard">
      <style:text-properties officeooo:rsid="00101263" officeooo:paragraph-rsid="00101263"/>
    </style:style>
    <style:style style:name="P3" style:family="paragraph" style:parent-style-name="Standard">
      <style:text-properties officeooo:rsid="00101263" officeooo:paragraph-rsid="00115c25"/>
    </style:style>
    <style:style style:name="P4" style:family="paragraph" style:parent-style-name="Standard">
      <style:text-properties officeooo:rsid="00144555" officeooo:paragraph-rsid="00144555"/>
    </style:style>
    <style:style style:name="P5" style:family="paragraph" style:parent-style-name="Standard">
      <style:text-properties officeooo:rsid="001709d4" officeooo:paragraph-rsid="001709d4"/>
    </style:style>
    <style:style style:name="P6" style:family="paragraph" style:parent-style-name="Standard">
      <style:text-properties officeooo:rsid="001741e1" officeooo:paragraph-rsid="001741e1"/>
    </style:style>
    <style:style style:name="P7" style:family="paragraph" style:parent-style-name="Standard">
      <style:text-properties officeooo:rsid="00156378" officeooo:paragraph-rsid="001563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314e"/>
    </style:style>
    <style:style style:name="T3" style:family="text">
      <style:text-properties officeooo:rsid="00115c25"/>
    </style:style>
    <style:style style:name="T4" style:family="text">
      <style:text-properties officeooo:rsid="0016a35c"/>
    </style:style>
    <style:style style:name="T5" style:family="text">
      <style:text-properties officeooo:rsid="00171bae"/>
    </style:style>
    <style:style style:name="T6" style:family="text">
      <style:text-properties officeooo:rsid="0017b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todi</text:span>:</text:p>
      <text:p text:style-name="P1"/>
      <text:p text:style-name="P2">metodi di classe: operano sulla classe e sono definiti <text:s/>usando il decoratore @classmetod e ricevono come primo parametro la classe (cls). <text:span text:style-name="T2">Può servire per fare costruttori alternativi. </text:span></text:p>
      <text:p text:style-name="P2"/>
      <text:p text:style-name="P3">Metodi statici: non ricevono ne self e ne cls come parametri, può essere invocato direttamente nella classe. Es: metodo somma. <text:span text:style-name="T3">Molto utile per richiamare funzioni di utility.</text:span></text:p>
      <text:p text:style-name="P3"/>
      <text:p text:style-name="P4">3 regole fondamentali del OOP: incapsulamento, ereditarietà e poliformismo + astrazione</text:p>
      <text:p text:style-name="P4"/>
      <text:p text:style-name="P4"><text:span text:style-name="T1">incapsulamento</text:span>: permette di chiudere/nascondere certi metodi o classi o attributi per evitare che altri classi/metodi/attributi accedino agli stessi, creando degli ambienti specifici con più livelli di sicurezza.</text:p>
      <text:p text:style-name="P4"/>
      <text:p text:style-name="P4"><text:span text:style-name="T1">Ereditarietà</text:span>: creazione di nuove classi a partire da classi esistenti, riutilizzando e specializzando il comportamento, creando così una gerarchia nel codice. <text:span text:style-name="T4">Permette di personalizzare i metodi delle classi derivate.</text:span></text:p>
      <text:p text:style-name="P5"><text:span text:style-name="T1">Metodi</text:span>: super(), sovrascrittura e ereditarietà multipla.</text:p>
      <text:p text:style-name="P5">Super è metodo di accesso al costruttore da una sottoclasse ad una superclassse. <text:span text:style-name="T5">La sottoclasse può sovrascrivere i metodi della superclasse per modificare o estendere il loro comportamento. Permette ad una classe di ereditare più classi base.</text:span></text:p>
      <text:p text:style-name="P6">Nella classe derivata bisogna inserire il nome della classe base tra parantesi. <text:span text:style-name="T6">Per richiamare la classe base in classe ereditata bisogna inserire un punto dopo il nome della classe e poi init.</text:span></text:p>
      <text:p text:style-name="P4"/>
      <text:p text:style-name="P7"><text:span text:style-name="T1">Polimorfismo</text:span>: <text:span text:style-name="T4">strutture e/o interfaccie con una base che viene implementata in differenti classi di oggetti. Gestione del codice in modo flessibile e dinamico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2T08:57:24.796108700</meta:creation-date>
    <dc:date>2026-04-22T11:51:17.158888400</dc:date>
    <meta:editing-duration>PT2H53M47S</meta:editing-duration>
    <meta:editing-cycles>1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0" meta:word-count="220" meta:character-count="1533" meta:non-whitespace-character-count="1320"/>
  </office:meta>
</office:document-meta>
</file>